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Default" office:value-type="string" calcext:value-type="string">
            <text:p>crop xpol</text:p>
          </table:table-cell>
          <table:table-cell table:formula="of:=[.B2]" office:value-type="string" office:string-value="crop xpol" calcext:value-type="string">
            <text:p>crop xpol</text:p>
          </table:table-cell>
          <table:table-cell/>
          <table:table-cell table:formula="of:=[.A2]*[.C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783524" calcext:value-type="float">
            <text:p>783524</text:p>
          </table:table-cell>
          <table:table-cell table:formula="of:=[.B3]/[.D3]" office:value-type="float" office:value="0.00774104105187913" calcext:value-type="float">
            <text:p>0.007741041051879</text:p>
          </table:table-cell>
          <table:table-cell table:formula="of:=SUM([.B3:.B6])" office:value-type="float" office:value="101216877" calcext:value-type="float">
            <text:p>101216877</text:p>
          </table:table-cell>
          <table:table-cell table:formula="of:=[.A2]*[.C3]" office:value-type="float" office:value="0.00170302903141341" calcext:value-type="float">
            <text:p>0.001703029031413</text:p>
          </table:table-cell>
        </table:table-row>
        <table:table-row table:style-name="ro1">
          <table:table-cell/>
          <table:table-cell office:value-type="float" office:value="49865412" calcext:value-type="float">
            <text:p>49865412</text:p>
          </table:table-cell>
          <table:table-cell table:formula="of:=[.B4]/[.D3]" office:value-type="float" office:value="0.492659065147801" calcext:value-type="float">
            <text:p>0.492659065147801</text:p>
          </table:table-cell>
          <table:table-cell/>
          <table:table-cell table:formula="of:=[.A2]*[.C4]" office:value-type="float" office:value="0.108384994332516" calcext:value-type="float">
            <text:p>0.108384994332516</text:p>
          </table:table-cell>
        </table:table-row>
        <table:table-row table:style-name="ro1">
          <table:table-cell/>
          <table:table-cell office:value-type="float" office:value="30140085" calcext:value-type="float">
            <text:p>30140085</text:p>
          </table:table-cell>
          <table:table-cell table:formula="of:=[.B5]/[.D3]" office:value-type="float" office:value="0.29777726692753" calcext:value-type="float">
            <text:p>0.29777726692753</text:p>
          </table:table-cell>
          <table:table-cell/>
          <table:table-cell table:formula="of:=[.A2]*[.C5]" office:value-type="float" office:value="0.0655109987240567" calcext:value-type="float">
            <text:p>0.065510998724057</text:p>
          </table:table-cell>
        </table:table-row>
        <table:table-row table:style-name="ro1">
          <table:table-cell/>
          <table:table-cell office:value-type="float" office:value="20427856" calcext:value-type="float">
            <text:p>20427856</text:p>
          </table:table-cell>
          <table:table-cell table:formula="of:=[.B6]/[.D3]" office:value-type="float" office:value="0.201822626872789" calcext:value-type="float">
            <text:p>0.201822626872789</text:p>
          </table:table-cell>
          <table:table-cell/>
          <table:table-cell table:formula="of:=[.A2]*[.C6]" office:value-type="float" office:value="0.0444009779120136" calcext:value-type="float">
            <text:p>0.044400977912014</text:p>
          </table:table-cell>
        </table:table-row>
        <table:table-row table:style-name="ro1">
          <table:table-cell/>
          <table:table-cell table:style-name="Default" table:formula="of:=SUM([.B3:.B6])" office:value-type="float" office:value="101216877" calcext:value-type="float">
            <text:p>1012168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0:12:37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22:51:51.664000000</meta:creation-date>
    <dc:date>2021-07-05T13:14:42.719000000</dc:date>
    <meta:editing-duration>P3DT6H59M48S</meta:editing-duration>
    <meta:editing-cycles>3</meta:editing-cycles>
    <meta:generator>LibreOffice/6.2.3.2$Windows_X86_64 LibreOffice_project/aecc05fe267cc68dde00352a451aa867b3b546ac</meta:generator>
    <meta:document-statistic meta:table-count="1" meta:cell-count="18" meta:object-count="0"/>
  </office:meta>
</office:document-meta>
</file>